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12c" officeooo:paragraph-rsid="0015612c"/>
    </style:style>
    <style:style style:name="P2" style:family="paragraph" style:parent-style-name="Standard">
      <style:text-properties officeooo:rsid="0015612c" officeooo:paragraph-rsid="0017f5f1"/>
    </style:style>
    <style:style style:name="P3" style:family="paragraph" style:parent-style-name="Standard">
      <style:text-properties officeooo:rsid="0015612c" officeooo:paragraph-rsid="00196dff"/>
    </style:style>
    <style:style style:name="T1" style:family="text">
      <style:text-properties officeooo:rsid="00159b0c"/>
    </style:style>
    <style:style style:name="T2" style:family="text">
      <style:text-properties officeooo:rsid="001792fd"/>
    </style:style>
    <style:style style:name="T3" style:family="text">
      <style:text-properties officeooo:rsid="001bf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oria</text:p>
      <text:p text:style-name="P1"><text:tab/>1.1 Teoria de Resposta ao Item</text:p>
      <text:p text:style-name="P1"><text:tab/><text:tab/>O que é</text:p>
      <text:p text:style-name="P1"><text:tab/><text:tab/>como funciona</text:p>
      <text:p text:style-name="P1"><text:tab/><text:tab/>porq funciona</text:p>
      <text:p text:style-name="P1"/>
      <text:p text:style-name="P2"><text:span text:style-name="T2"><text:tab/>1.2 Numeros pseudo-aleatorios</text:span></text:p>
      <text:p text:style-name="P3"><text:tab/><text:tab/><text:span text:style-name="T1">O que é variável aleatória</text:span></text:p>
      <text:p text:style-name="P2"><text:tab/><text:tab/><text:span text:style-name="T2">Distribuição uniforme</text:span></text:p>
      <text:p text:style-name="P2"><text:tab/><text:tab/><text:span text:style-name="T3">O que é um pseudo aleatorio</text:span></text:p>
      <text:p text:style-name="P1"/>
      <text:p text:style-name="P1"><text:tab/><text:span text:style-name="T1">1.3 Distribuição de Bernoulli</text:span></text:p>
      <text:p text:style-name="P1"><text:tab/><text:tab/><text:span text:style-name="T1">Como funciona</text:span></text:p>
      <text:p text:style-name="P1"><text:tab/><text:tab/><text:span text:style-name="T3">Como obter usando numero pseudo aleatorios</text:span></text:p>
      <text:p text:style-name="P1"><text:tab/><text:tab/></text:p>
      <text:p text:style-name="P1"><text:span text:style-name="T3"><text:tab/>1.4 Comparacoes entre alunos</text:span></text:p>
      <text:p text:style-name="P1"><text:tab/><text:tab/><text:span text:style-name="T3">Distribuicao de bernoulli com parametro a probabilidade dada pelo TRI</text:span></text:p>
      <text:p text:style-name="P1"><text:tab/><text:tab/></text:p>
      <text:p text:style-name="P1"/>
      <text:p text:style-name="P1">2. Apl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2:00:58.369275009</meta:creation-date>
    <dc:date>2018-04-29T22:28:59.511324223</dc:date>
    <meta:editing-duration>PT7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59" meta:character-count="394" meta:non-whitespace-character-count="324"/>
  </office:meta>
</office:document-meta>
</file>